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ntity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riteClassNameTest.test_writeClass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Entity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.setId( int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.getAver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.setAverage( float aver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